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AA600000B6BEF7FECD776832CA1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1.19cm" svg:height="11.999cm" svg:x="1.922cm" svg:y="0.016cm">
          <draw:image xlink:href="Pictures/1000000000000AA600000B6BEF7FECD776832CA1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10-02T16:44:47.357972188</dc:date>
    <meta:editing-duration>PT2M1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